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Frame_20_contents">
      <style:paragraph-properties fo:margin-left="0in" fo:margin-right="0in" fo:margin-top="0in" fo:margin-bottom="0.139in" loext:contextual-spacing="false" fo:line-height="0.1909in" fo:text-align="start" style:justify-single-word="false" fo:text-indent="0in" style:auto-text-indent="false"/>
    </style:style>
    <style:style style:name="P2" style:family="paragraph" style:parent-style-name="Title" style:master-page-name="Standard">
      <style:paragraph-properties style:page-number="1"/>
    </style:style>
    <style:style style:name="P3" style:family="paragraph" style:parent-style-name="Frame_20_contents">
      <style:paragraph-properties fo:margin-left="0in" fo:margin-right="0in" fo:margin-top="0in" fo:margin-bottom="0.139in" loext:contextual-spacing="false" fo:line-height="0.1909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P4" style:family="paragraph" style:parent-style-name="Frame_20_contents">
      <style:paragraph-properties fo:margin-left="0in" fo:margin-right="0in" fo:margin-top="0in" fo:margin-bottom="0.139in" loext:contextual-spacing="false" fo:line-height="0.1909in" fo:text-align="center" style:justify-single-word="false" fo:text-indent="0in" style:auto-text-indent="false"/>
      <style:text-properties officeooo:paragraph-rsid="0010fbe7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fo:font-weight="bold" style:font-name-asian="Calibri1" style:font-size-asian="12pt" style:font-style-asian="normal" style:font-weight-asian="bold" style:font-name-complex="Calibri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fo:font-weight="bold" officeooo:rsid="0010fbe7" style:font-name-asian="Calibri1" style:font-size-asian="12pt" style:font-style-asian="normal" style:font-weight-asian="bold" style:font-name-complex="Calibri1"/>
    </style:style>
    <style:style style:name="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4.8965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8in" svg:stroke-color="#000000" draw:stroke-linejoin="round" draw:fill="solid" draw:fill-color="#ffffff" draw:textarea-vertical-align="middle" draw:auto-grow-height="false" fo:min-height="1.1291in" fo:min-width="1.560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round" draw:fill="none" draw:textarea-vertical-align="top" draw:auto-grow-height="false" fo:min-height="1.8035in" fo:min-width="1.0945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02in" svg:stroke-color="#ffffff" draw:stroke-linejoin="miter" draw:fill="solid" draw:fill-color="#ffffff" draw:textarea-vertical-align="top" draw:auto-grow-height="false" fo:min-height="1.8398in" fo:min-width="1.499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02in" svg:stroke-color="#000000" draw:stroke-linejoin="round" draw:fill="none" draw:textarea-vertical-align="top" draw:auto-grow-height="false" fo:min-height="1.3807in" fo:min-width="1.413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02in" svg:stroke-color="#ffffff" draw:stroke-linejoin="miter" draw:fill="solid" draw:fill-color="#ffffff" draw:textarea-vertical-align="top" draw:auto-grow-height="false" fo:min-height="1.8807in" fo:min-width="1.85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02in" svg:stroke-color="#000000" draw:stroke-linejoin="round" draw:fill="none" draw:textarea-vertical-align="top" draw:auto-grow-height="false" fo:min-height="1.672in" fo:min-width="1.4071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02in" svg:stroke-color="#ffffff" draw:stroke-linejoin="miter" draw:fill="solid" draw:fill-color="#ffffff" draw:textarea-vertical-align="top" draw:auto-grow-height="false" fo:min-height="1.9661in" fo:min-width="1.8453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gjdgxs"/>Análise das Causas Raízes</text:p>
      <text:p text:style-name="Standard"><draw:custom-shape text:anchor-type="paragraph" draw:z-index="0" draw:name="Image1" draw:style-name="gr1" draw:text-style-name="P5" svg:width="5.0941in" svg:height="0.0142in" svg:x="-0.278in" svg:y="2.6945in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name="Image2" draw:style-name="gr2" draw:text-style-name="P6" svg:width="1.8925in" svg:height="1.3614in" svg:x="4.7917in" svg:y="2.0417in"><text:p text:style-name="P4"><text:span text:style-name="T2">O Problema da </text:span><text:span text:style-name="T1">Dificuldade de fazer a organização de pedidos</text:span></text:p>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<draw:equation draw:name="f0" draw:formula="if(0-$0 ,0,if(50000-$0 ,$0 ,50000))"/><draw:equation draw:name="f1" draw:formula="if(0-$1 ,0,if(50000-$1 ,$1 ,50000))"/><draw:equation draw:name="f2" draw:formula="min(logwidth,logheight)"/><draw:equation draw:name="f3" draw:formula="?f2 *?f0 /100000"/><draw:equation draw:name="f4" draw:formula="logheight+0-?f3 "/><draw:equation draw:name="f5" draw:formula="?f2 *?f1 /100000"/><draw:equation draw:name="f6" draw:formula="logwidth+0-?f5 "/><draw:equation draw:name="f7" draw:formula="logheight+0-?f5 "/><draw:equation draw:name="f8" draw:formula="?f3 *29289/100000"/><draw:equation draw:name="f9" draw:formula="?f5 *29289/100000"/><draw:equation draw:name="f10" draw:formula="?f8 +0-?f9 "/><draw:equation draw:name="f11" draw:formula="if(?f10 ,?f8 ,?f9 )"/><draw:equation draw:name="f12" draw:formula="logwidth+0-?f11 "/><draw:equation draw:name="f13" draw:formula="logheight+0-?f11 "/><draw:equation draw:name="f14" draw:formula="logwidth"/><draw:equation draw:name="f15" draw:formula="logheight/2"/><draw:equation draw:name="f16" draw:formula="logwidth/2"/><draw:equation draw:name="f17" draw:formula="logheight"/><draw:equation draw:name="f18" draw:formula="(16200000)/60000.0"/><draw:equation draw:name="f19" draw:formula="(5400000)/60000.0"/><draw:equation draw:name="f20" draw:formula="(0)/60000.0"/><draw:equation draw:name="f21" draw:formula="(5400000)/60000.0"/><draw:equation draw:name="f22" draw:formula="(5400000)/60000.0"/><draw:equation draw:name="f23" draw:formula="(5400000)/60000.0"/><draw:equation draw:name="f24" draw:formula="(10800000)/60000.0"/><draw:equation draw:name="f25" draw:formula="(5400000)/60000.0"/><draw:handle draw:handle-position="?f3 0" draw:handle-range-x-maximum="50000" draw:handle-range-x-minimum="0"/><draw:handle draw:handle-position="?f6 0" draw:handle-range-x-maximum="50000" draw:handle-range-x-minimum="0"/></draw:enhanced-geometry></draw:custom-shape><draw:custom-shape text:anchor-type="paragraph" draw:z-index="2" draw:name="Image3" draw:style-name="gr3" draw:text-style-name="P5" svg:width="1.2921in" svg:height="1.9024in" draw:transform="rotate (-3.14159265358979) translate (3.58333333333333in 2.67986111111111in)"><text:p/><draw:enhanced-geometry draw:mirror-horizontal="false" draw:mirror-vertical="false" svg:viewBox="0 0 21600 21600" draw:type="mso-spt32" draw:enhanced-path="M 0 0 L 21600 21600 N"/></draw:custom-shape><draw:custom-shape text:anchor-type="paragraph" draw:z-index="3" draw:name="Image4" draw:style-name="gr4" draw:text-style-name="P6" svg:width="1.6988in" svg:height="1.9394in" draw:transform="rotate (-0.94509578995493) translate (4.19652777777778in 0.736111111111111in)"><text:p text:style-name="P3">Perda de dados</text:p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5" draw:style-name="gr5" draw:text-style-name="P5" svg:width="1.6114in" svg:height="1.4795in" svg:x="2.6382in" svg:y="2.6945in"><text:p/><draw:enhanced-geometry draw:mirror-horizontal="true" draw:mirror-vertical="false" svg:viewBox="0 0 21600 21600" draw:type="mso-spt32" draw:enhanced-path="M 0 0 L 21600 21600 N"/></draw:custom-shape><draw:custom-shape text:anchor-type="paragraph" draw:z-index="5" draw:name="Image6" draw:style-name="gr6" draw:text-style-name="P6" svg:width="2.0516in" svg:height="1.9803in" draw:transform="rotate (0.712443400664085) translate (2.80555555555556in 4.36875in)"><text:p text:style-name="P3">Baixa visibilidade</text:p><text:p text:style-name="P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7" draw:style-name="gr7" draw:text-style-name="P5" svg:width="1.6043in" svg:height="1.7713in" svg:x="-0.1945in" svg:y="2.6945in"><text:p/><draw:enhanced-geometry draw:mirror-horizontal="true" draw:mirror-vertical="false" svg:viewBox="0 0 21600 21600" draw:type="mso-spt32" draw:enhanced-path="M 0 0 L 21600 21600 N"/></draw:custom-shape><draw:custom-shape text:anchor-type="paragraph" draw:z-index="7" draw:name="Image8" draw:style-name="gr8" draw:text-style-name="P6" svg:width="2.0449in" svg:height="2.0657in" draw:transform="skewX (-6.83306272662136E-017) rotate (0.800757060814998) translate (0.0694444444444444in 4.37013888888889in)"><text:p text:style-name="P3">Perda de clientes</text:p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20$Build-3</meta:generator>
    <dc:date>2019-02-20T19:58:34.929901113</dc:date>
    <meta:editing-duration>PT25S</meta:editing-duration>
    <meta:editing-cycles>1</meta:editing-cycles>
    <meta:document-statistic meta:table-count="0" meta:image-count="0" meta:object-count="0" meta:page-count="1" meta:paragraph-count="5" meta:word-count="22" meta:character-count="133" meta:non-whitespace-character-count="116"/>
  </office:meta>
</office:document-meta>
</file>